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P12" style:parent-style-name="Normal" style:list-style-name="LFO1" style:family="paragraph"/>
    <style:style style:name="P13" style:parent-style-name="Normal" style:list-style-name="LFO1" style:family="paragraph"/>
    <style:style style:name="P14" style:parent-style-name="Normal" style:list-style-name="LFO1" style:family="paragraph"/>
    <style:style style:name="P15" style:parent-style-name="Normal" style:list-style-name="LFO1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IN2015 - Professional Development</text:p>
      <text:p text:style-name="Normal"><text:span text:style-name="T2">Assessment 1: Professional Presentation (40%)</text:span><text:s/>- Hypothetical job interview -<text:s/><text:span text:style-name="T3">Thurs 11th Dec</text:span></text:p>
      <text:p text:style-name="Normal"><text:span text:style-name="T4">Assessment 2: Summary of Professional Development (60%)</text:span><text:s/>- 1500 reflective report submitted to with skills analysis and evidence. Evidence of engaging with employability initiatives and developing your skills is required -<text:s/><text:span text:style-name="T5">Mon 5th Jan 2026</text:span></text:p>
      <text:p text:style-name="Normal"><draw:custom-shape svg:x="0in" svg:y="0in" svg:width="45.51042in" svg:height="0.00139in" draw:z-index="0" draw:id="id0" draw:style-name="a0" draw:name="Horizontal Line 19" text:anchor-type="as-char"><svg:title/><svg:desc/><draw:enhanced-geometry draw:type="non-primitive" svg:viewBox="0 0 21600 21600" draw:enhanced-path="M 0 0 L 21600 0 21600 21600 0 21600 Z N"/></draw:custom-shape></text:p>
      <text:p text:style-name="P6">IN2002 - Data Structures Analysis</text:p>
      <text:p text:style-name="Normal"><text:span text:style-name="T7">Assessment 1</text:span><text:s/>- Written Exam (70%) - January 2026 TBD</text:p>
      <text:p text:style-name="Normal"><text:span text:style-name="T8">Assessment 2</text:span><text:s/>- Oral Exam (30%) - Week commencing 8th December 2025</text:p>
      <text:p text:style-name="Normal">MCQ - Not weighted</text:p>
      <text:p text:style-name="Normal"><draw:custom-shape svg:x="0in" svg:y="0in" svg:width="45.51042in" svg:height="0.00139in" draw:z-index="0" draw:id="id1" draw:style-name="a1" draw:name="Horizontal Line 20" text:anchor-type="as-char"><svg:title/><svg:desc/><draw:enhanced-geometry draw:type="non-primitive" svg:viewBox="0 0 21600 21600" draw:enhanced-path="M 0 0 L 21600 0 21600 21600 0 21600 Z N"/></draw:custom-shape></text:p>
      <text:p text:style-name="P9">IN2013 - Object Oriented Analysis &amp; Design</text:p>
      <text:p text:style-name="Normal">5 MCQ's. Best of 4 counted. 2.5% each. 10% total.</text:p>
      <text:p text:style-name="Normal"><text:span text:style-name="T10">Dates:</text:span></text:p>
      <text:list text:style-name="LFO1" text:continue-numbering="true">
        <text:list-item>
          <text:p text:style-name="P11">Tuesday 14 October - Mon 20 October 2025</text:p>
        </text:list-item>
        <text:list-item>
          <text:p text:style-name="P12">Tuesday 28 October - Mon 3rd November 2025</text:p>
        </text:list-item>
        <text:list-item>
          <text:p text:style-name="P13">Tuesday 18 November - Mon 24 November 2025</text:p>
        </text:list-item>
        <text:list-item>
          <text:p text:style-name="P14">Tuesday 2nd December - Mon 8th December</text:p>
        </text:list-item>
        <text:list-item>
          <text:p text:style-name="P15">Tuesday 16th December - Mon 22nd December</text:p>
        </text:list-item>
      </text:list>
      <text:p text:style-name="Normal"><text:span text:style-name="T16">Coursework 1 - Analysis - Mon 14th November 2025 5pm</text:span></text:p>
      <text:p text:style-name="Normal">Weighting + Further coursework TBD</text:p>
      <text:p text:style-name="Normal"><draw:custom-shape svg:x="0in" svg:y="0in" svg:width="45.51042in" svg:height="0.00139in" draw:z-index="0" draw:id="id2" draw:style-name="a2" draw:name="Horizontal Line 21" text:anchor-type="as-char"><svg:title/><svg:desc/><draw:enhanced-geometry draw:type="non-primitive" svg:viewBox="0 0 21600 21600" draw:enhanced-path="M 0 0 L 21600 0 21600 21600 0 21600 Z N"/></draw:custom-shape></text:p>
      <text:p text:style-name="P17">IN2029 - Programming in C++</text:p>
      <text:p text:style-name="Normal"><text:span text:style-name="T18">Coursework 1</text:span><text:s/>- Programming task (30%) - Released on 10th November / Due Sunday 30th November</text:p>
      <text:p text:style-name="Normal"><text:span text:style-name="T19">In Person Exam</text:span><text:s/>- (70%) - January 2026 TBD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arinder singh</meta:initial-creator>
    <dc:creator>varinder singh</dc:creator>
    <meta:creation-date>2025-10-13T17:15:00Z</meta:creation-date>
    <dc:date>2025-10-13T17:16:00Z</dc:date>
    <meta:template xlink:href="Normal" xlink:type="simple"/>
    <meta:editing-cycles>1</meta:editing-cycles>
    <meta:editing-duration>PT60S</meta:editing-duration>
    <meta:document-statistic meta:page-count="1" meta:paragraph-count="2" meta:word-count="164" meta:character-count="1103" meta:row-count="7" meta:non-whitespace-character-count="941"/>
  </office:meta>
</office:document-meta>
</file>